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2" style:data-style-name="N0">12</text:variable-set>: Conservation of Angular Momentum</text:p>
      <text:p text:style-name="P3"/>
      <text:list xml:id="list15648785151" text:style-name="L1">
        <text:list-item>
          <text:p text:style-name="P2"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2">What is the rotational velocity of the earth (in radians per second)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57438819" text:continue-numbering="true" text:style-name="L1">
        <text:list-item>
          <text:list>
            <text:list-item>
              <text:p text:style-name="P2">What is the Moment of Inertia of the earth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065991759" text:continue-numbering="true" text:style-name="L1">
        <text:list-item>
          <text:list>
            <text:list-item>
              <text:p text:style-name="P2">What is the rotational kinetic energy of the earth?</text:p>
            </text:list-item>
          </text:list>
        </text:list-item>
      </text:list>
      <text:p text:style-name="P1"/>
      <text:p text:style-name="P1"/>
      <text:p text:style-name="P1"/>
      <text:list xml:id="list1637632532" text:continue-numbering="true" text:style-name="L1">
        <text:list-item>
          <text:p text:style-name="P2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2">What is the orbital radius of the moon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132748140" text:continue-numbering="true" text:style-name="L1">
        <text:list-item>
          <text:list>
            <text:list-item>
              <text:p text:style-name="P2">What is the total angular momentum of the earth-moon system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69290787" text:continue-numbering="true" text:style-name="L1">
        <text:list-item>
          <text:list>
            <text:list-item>
              <text:p text:style-name="P2">The moon is moving away from the earth at 0.038 meters per year. <text:s/>How far will the moon be from the earth after 1 Billion year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345391141" text:continue-numbering="true" text:style-name="L1">
        <text:list-item>
          <text:list>
            <text:list-item>
              <text:p text:style-name="P2">Use the law of conservation of angular momentum to calculate the length of a day on earth 1 billion years from now.</text:p>
            </text:list-item>
          </text:list>
        </text:list-item>
      </text:list>
      <text:p text:style-name="P1"/>
      <text:p text:style-name="P1"/>
      <text:list xml:id="list1926726915" text:continue-numbering="true" text:style-name="L1">
        <text:list-item>
          <text:p text:style-name="P2"><text:soft-page-break/>Betelgeuse is a star that is approximately ten times more massive than our sun (m<text:span text:style-name="T2">sun</text:span> = 1.989 x 10<text:span text:style-name="T1">30</text:span> kg), and 1000 times the radius of it (r<text:span text:style-name="T2">sun</text:span> = 6.95 x <text:span text:style-name="T3">10</text:span><text:span text:style-name="T1">8 </text:span><text:span text:style-name="T3">m).</text:span> <text:s text:c="2"/>It makes a complete rotation once every thirty days.</text:p>
          <text:list>
            <text:list-item>
              <text:p text:style-name="P2">What is the angular momentum of the sta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64189282" text:continue-numbering="true" text:style-name="L1">
        <text:list-item>
          <text:list>
            <text:list-item>
              <text:p text:style-name="P2">The star then goes supernova. <text:s/>Ninety percent of its mass is ejected into space, and its core is compressed to 20 km in radius. <text:s/>How long does it take the core to make one rotation now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0% 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3-01-11T07:00:20" text:fixed="true">01/11/13</text:date></text:p>
      </style:header>
      <style:footer>
        <text:p text:style-name="Footer"><text:span text:style-name="MT1">2nd </text:span><text:s/>Nine Weeks<text:tab/><text:page-number text:select-page="current">1</text:page-number>/<text:page-count>2</text:page-count><text:tab/>Assignment <text:variable-get text:name="Assignment" style:data-style-name="N0">1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07:00:21</meta:creation-date>
    <meta:editing-duration>PT9M34S</meta:editing-duration>
    <meta:editing-cycles>6</meta:editing-cycles>
    <meta:generator>LibreOffice/3.5$Linux_X86_64 LibreOffice_project/350m1$Build-3</meta:generator>
    <meta:initial-creator>Jonas Williamson</meta:initial-creator>
    <dc:date>2013-01-11T07:11:22</dc:date>
    <dc:creator>Jonas Williamson</dc:creator>
    <meta:document-statistic meta:table-count="0" meta:image-count="1" meta:object-count="1" meta:page-count="2" meta:paragraph-count="15" meta:word-count="273" meta:character-count="1408" meta:non-whitespace-character-count="11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